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F00000132FB6F0138DD82447C.png" manifest:media-type="image/png"/>
  <manifest:file-entry manifest:full-path="Pictures/10000F5B000013A40000178CD7DB8A89F0996354.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72d24"/>
    </style:style>
    <style:style style:name="P2" style:family="paragraph" style:parent-style-name="Footer">
      <style:text-properties officeooo:paragraph-rsid="001afbb0"/>
    </style:style>
    <style:style style:name="P3"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officeooo:paragraph-rsid="001924bb"/>
    </style:style>
    <style:style style:name="P4"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officeooo:paragraph-rsid="001924bb"/>
    </style:style>
    <style:style style:name="P5" style:family="paragraph" style:parent-style-name="Footer">
      <style:paragraph-properties fo:margin-left="4.001cm" fo:margin-right="0cm" fo:text-indent="-4.001cm" style:auto-text-indent="false">
        <style:tab-stops/>
      </style:paragraph-properties>
      <style:text-properties officeooo:paragraph-rsid="001924bb"/>
    </style:style>
    <style:style style:name="P6" style:family="paragraph" style:parent-style-name="Text_20_body">
      <style:paragraph-properties fo:margin-left="4.5cm" fo:margin-right="0cm" fo:margin-top="1cm" fo:margin-bottom="2cm" loext:contextual-spacing="false" fo:text-align="end" style:justify-single-word="false" fo:hyphenation-ladder-count="1" style:register-true="true" fo:text-indent="-4.5cm" style:auto-text-indent="false" style:shadow="none" text:number-lines="false" text:line-number="0">
        <style:tab-stops/>
      </style:paragraph-properties>
      <style:text-properties fo:hyphenate="true" fo:hyphenation-remain-char-count="2" fo:hyphenation-push-char-count="2"/>
    </style:style>
    <style:style style:name="P7" style:family="paragraph" style:parent-style-name="Text_20_body">
      <style:text-properties officeooo:rsid="001b5146" officeooo:paragraph-rsid="001b5146"/>
    </style:style>
    <style:style style:name="P8" style:family="paragraph" style:parent-style-name="Text_20_body" style:list-style-name="L3">
      <style:text-properties officeooo:rsid="001b5146" officeooo:paragraph-rsid="001b5146"/>
    </style:style>
    <style:style style:name="P9" style:family="paragraph" style:parent-style-name="Text_20_body" style:list-style-name="L1"/>
    <style:style style:name="P10" style:family="paragraph" style:parent-style-name="Text_20_body" style:list-style-name="L1">
      <style:text-properties officeooo:rsid="001d0ca2" officeooo:paragraph-rsid="001d0ca2"/>
    </style:style>
    <style:style style:name="P11" style:family="paragraph" style:parent-style-name="Text_20_body">
      <style:text-properties officeooo:paragraph-rsid="001d0ca2"/>
    </style:style>
    <style:style style:name="P12" style:family="paragraph" style:parent-style-name="First_20_line_20_indent" style:master-page-name="">
      <style:paragraph-properties fo:margin-left="0cm" fo:margin-right="0cm" fo:text-align="justify" style:justify-single-word="true" fo:orphans="3" fo:widows="3" fo:hyphenation-ladder-count="1" style:register-true="false" fo:text-indent="0cm" style:auto-text-indent="false" style:page-number="auto" fo:padding="0.049cm" fo:border-left="none" fo:border-right="none" fo:border-top="0.51pt solid #c0c0c0" fo:border-bottom="0.51pt solid #c0c0c0" style:shadow="none" style:join-border="false"/>
      <style:text-properties fo:hyphenate="true" fo:hyphenation-remain-char-count="2" fo:hyphenation-push-char-count="2"/>
    </style:style>
    <style:style style:name="P13" style:family="paragraph" style:parent-style-name="First_20_line_20_indent">
      <style:text-properties officeooo:rsid="001b5146" officeooo:paragraph-rsid="001b5146"/>
    </style:style>
    <style:style style:name="P14" style:family="paragraph" style:parent-style-name="Contents_20_1">
      <style:paragraph-properties>
        <style:tab-stops>
          <style:tab-stop style:position="2cm"/>
          <style:tab-stop style:position="13.002cm" style:type="right" style:leader-style="dotted" style:leader-text="."/>
        </style:tab-stops>
      </style:paragraph-properties>
    </style:style>
    <style:style style:name="P15" style:family="paragraph" style:parent-style-name="Contents_20_2">
      <style:paragraph-properties>
        <style:tab-stops>
          <style:tab-stop style:position="2cm"/>
          <style:tab-stop style:position="13.002cm" style:type="right" style:leader-style="dotted" style:leader-text="."/>
        </style:tab-stops>
      </style:paragraph-properties>
    </style:style>
    <style:style style:name="P16" style:family="paragraph" style:parent-style-name="Title" style:list-style-name="">
      <style:paragraph-properties fo:padding="0cm" fo:border="none"/>
    </style:style>
    <style:style style:name="P17" style:family="paragraph" style:parent-style-name="Subtitle" style:list-style-name="" style:master-page-name="First_20_Page">
      <style:paragraph-properties style:page-number="auto" fo:padding="0cm" fo:border="none"/>
    </style:style>
    <style:style style:name="P18" style:family="paragraph" style:parent-style-name="Autor_20_und_20_Datum" style:list-style-name="" style:master-page-name="">
      <style:paragraph-properties fo:margin-left="4.5cm" fo:margin-right="0cm" fo:margin-top="1cm" fo:margin-bottom="2cm" loext:contextual-spacing="false" fo:text-align="end" style:justify-single-word="false" fo:keep-together="always" fo:hyphenation-ladder-count="1" style:register-true="true" fo:text-indent="-4.5cm" style:auto-text-indent="false" style:page-number="auto" style:shadow="none" fo:keep-with-next="always" text:number-lines="false" text:line-number="0">
        <style:tab-stops/>
      </style:paragraph-properties>
      <style:text-properties fo:hyphenate="true" fo:hyphenation-remain-char-count="2" fo:hyphenation-push-char-count="2"/>
    </style:style>
    <style:style style:name="P19" style:family="paragraph" style:parent-style-name="Heading_20_1">
      <style:text-properties officeooo:rsid="001b5146" officeooo:paragraph-rsid="001b5146"/>
    </style:style>
    <style:style style:name="P20" style:family="paragraph" style:parent-style-name="Heading_20_1">
      <style:text-properties officeooo:rsid="001d0ca2" officeooo:paragraph-rsid="001d0ca2"/>
    </style:style>
    <style:style style:name="P21" style:family="paragraph" style:parent-style-name="Heading_20_2">
      <style:text-properties officeooo:rsid="001d0ca2" officeooo:paragraph-rsid="001d0ca2"/>
    </style:style>
    <style:style style:name="T1" style:family="text">
      <style:text-properties fo:color="#000000" style:font-name="Alte-Schwabacher" fo:font-size="10pt" officeooo:rsid="000ff01c" style:font-size-asian="10pt" style:font-size-complex="10pt"/>
    </style:style>
    <style:style style:name="T2" style:family="text">
      <style:text-properties fo:color="#000000" style:font-name="Alte-Schwabacher" fo:font-size="10pt" officeooo:rsid="000dba50" style:font-size-asian="10pt" style:font-size-complex="10pt"/>
    </style:style>
    <style:style style:name="T3" style:family="text">
      <style:text-properties fo:color="#808080" fo:font-size="9pt" fo:font-weight="bold" style:font-size-asian="9pt" style:font-weight-asian="bold" style:font-size-complex="9pt" style:font-weight-complex="bold"/>
    </style:style>
    <style:style style:name="T4" style:family="text">
      <style:text-properties fo:color="#808080" style:font-name="Palatino" fo:font-size="9pt" fo:font-weight="bold" style:font-size-asian="9pt" style:font-weight-asian="bold" style:font-size-complex="9pt" style:font-weight-complex="bold"/>
    </style:style>
    <style:style style:name="T5" style:family="text">
      <style:text-properties officeooo:rsid="001d0ca2"/>
    </style:style>
    <style:style style:name="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Kaiserpfalz Office</text:subject></text:p>
      <text:p text:style-name="P16"><text:title>Requirements Document KP Office</text:title></text:p>
      <text:p text:style-name="P18"><text:initial-creator>Roland Thomas Lichti</text:initial-creator><text:line-break/><text:line-break/><text:creation-date style:data-style-name="N37">22.12.15</text:creation-date></text:p>
      <text:table-of-content text:style-name="Sect1" text:name="Inhaltsverzeichnis1">
        <text:table-of-content-source text:outline-level="4" text:use-index-marks="false"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2" text:style-name="Contents_20_2">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3" text:style-name="Contents_20_3">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4" text:style-name="Contents_20_4">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5" text:style-name="Contents_20_5">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6" text:style-name="Contents_20_6">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7" text:style-name="Contents_20_7">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8" text:style-name="Contents_20_8">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9" text:style-name="Contents_20_9">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10" text:style-name="Contents_20_10">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index-source-styles text:outline-level="1">
            <text:index-source-style text:style-name="Illustration_20_Index_20_Heading"/>
            <text:index-source-style text:style-name="Bibliography_20_Heading"/>
            <text:index-source-style text:style-name="Index_20_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Inhaltsverzeichnis1_Head">
            <text:p text:style-name="Contents_20_Heading">Inhaltsverzeichnis</text:p>
          </text:index-title>
          <text:p text:style-name="P14"><text:a xlink:type="simple" xlink:href="#__RefHeading__2170_2117136346" text:style-name="Index_20_Link" text:visited-style-name="Index_20_Link">1<text:tab/>Overview<text:tab/>1-1</text:a></text:p>
          <text:p text:style-name="P15"><text:a xlink:type="simple" xlink:href="#__RefHeading__2444_2117136346" text:style-name="Index_20_Link" text:visited-style-name="Index_20_Link">1.1<text:tab/>Base Concepts of The System<text:tab/>1-1</text:a></text:p>
          <text:p text:style-name="P14"><text:a xlink:type="simple" xlink:href="#__RefHeading___Toc619_1681985388" text:style-name="Index_20_Link" text:visited-style-name="Index_20_Link">2<text:tab/>Base System<text:tab/>2-1</text:a></text:p>
          <text:p text:style-name="P14"><text:a xlink:type="simple" xlink:href="#__RefHeading___Toc621_1681985388" text:style-name="Index_20_Link" text:visited-style-name="Index_20_Link">3<text:tab/>Module DMS<text:tab/>3-1</text:a></text:p>
          <text:p text:style-name="P14"><text:a xlink:type="simple" xlink:href="#__RefHeading___Toc623_1681985388" text:style-name="Index_20_Link" text:visited-style-name="Index_20_Link">4<text:tab/>Module Finance<text:tab/>4-1</text:a></text:p>
          <text:p text:style-name="P15"><text:a xlink:type="simple" xlink:href="#__RefHeading___Toc625_1681985388" text:style-name="Index_20_Link" text:visited-style-name="Index_20_Link">4.1<text:tab/>Sub Module Accounting<text:tab/>4-1</text:a></text:p>
          <text:p text:style-name="P15"><text:a xlink:type="simple" xlink:href="#__RefHeading___Toc627_1681985388" text:style-name="Index_20_Link" text:visited-style-name="Index_20_Link">4.2<text:tab/>Sub Module DATEV Export<text:tab/>4-1</text:a></text:p>
          <text:p text:style-name="P15"><text:a xlink:type="simple" xlink:href="#__RefHeading___Toc629_1681985388" text:style-name="Index_20_Link" text:visited-style-name="Index_20_Link">4.3<text:tab/>Sub Module Reporting<text:tab/>4-1</text:a></text:p>
          <text:p text:style-name="P15"><text:a xlink:type="simple" xlink:href="#__RefHeading___Toc631_1681985388" text:style-name="Index_20_Link" text:visited-style-name="Index_20_Link">4.4<text:tab/>Tax Data Export<text:tab/>4-2</text:a></text:p>
          <text:p text:style-name="P14"><text:a xlink:type="simple" xlink:href="#__RefHeading___Toc633_1681985388" text:style-name="Index_20_Link" text:visited-style-name="Index_20_Link">5<text:tab/>Appendix<text:tab/>5-1</text:a></text:p>
        </text:index-body>
      </text:table-of-content>
      <text:p text:style-name="P6"/>
      <text:list xml:id="list8316920085673844314" text:style-name="Outline">
        <text:list-item>
          <text:h text:style-name="P19" text:outline-level="1"><text:bookmark-start text:name="__RefHeading__2170_2117136346"/>Overview<text:bookmark-end text:name="__RefHeading__2170_2117136346"/></text:h>
        </text:list-item>
      </text:list>
      <text:p text:style-name="P7">The KP Office project aims for being a complete ERP system for small to medium businesses. It consists of a base system consisting of</text:p>
      <text:list xml:id="list7160259130841287116" text:style-name="L3">
        <text:list-item>
          <text:p text:style-name="P8">file management</text:p>
        </text:list-item>
        <text:list-item>
          <text:p text:style-name="P8">contacts management</text:p>
        </text:list-item>
        <text:list-item>
          <text:p text:style-name="P8">tenant management</text:p>
        </text:list-item>
        <text:list-item>
          <text:p text:style-name="P8">licence management</text:p>
        </text:list-item>
        <text:list-item>
          <text:p text:style-name="P8">user access management</text:p>
        </text:list-item>
      </text:list>
      <text:p text:style-name="P7">and several modules. As of this time the modules are:</text:p>
      <text:list xml:id="list9112613479752381716" text:style-name="L1">
        <text:list-item>
          <text:p text:style-name="P9">document management</text:p>
        </text:list-item>
        <text:list-item>
          <text:p text:style-name="P9">finance, consisting of</text:p>
          <text:list>
            <text:list-item>
              <text:p text:style-name="P9"><text:span text:style-name="T5">A</text:span>ccounting</text:p>
            </text:list-item>
            <text:list-item>
              <text:p text:style-name="P10">Reporting</text:p>
            </text:list-item>
            <text:list-item>
              <text:p text:style-name="P9">DATEV <text:span text:style-name="T5">Export</text:span></text:p>
            </text:list-item>
            <text:list-item>
              <text:p text:style-name="P10">Tax Data Export</text:p>
            </text:list-item>
          </text:list>
        </text:list-item>
        <text:list-item>
          <text:p text:style-name="P9"/>
        </text:list-item>
      </text:list>
      <text:list xml:id="list12916884747440" text:continue-list="list8316920085673844314" text:style-name="Outline">
        <text:list-item>
          <text:list>
            <text:list-item>
              <text:h text:style-name="Heading_20_2" text:outline-level="2"><text:bookmark-start text:name="__RefHeading__2444_2117136346"/>Base Concepts of The System<text:bookmark-end text:name="__RefHeading__2444_2117136346"/></text:h>
            </text:list-item>
          </text:list>
        </text:list-item>
      </text:list>
      <text:p text:style-name="P7">The software is written for multi tenancy. A medium business can consist of multiple companies working together (mostly in a holding structure). Then one installation shall be sufficient for the whole holding and its subsidiaries.</text:p>
      <text:p text:style-name="P13">The software should work asynchronously where ever possible. This structure allows for loose coupling and failure resilience even in big distributed systems and does not hurt very much in small systems.</text:p>
      <text:p text:style-name="P13">The software shall work mostly event driven. The events shall be business events like order documents, accounting entries, …</text:p>
      <text:list xml:id="list12917509984272" text:continue-numbering="true" text:style-name="Outline">
        <text:list-item>
          <text:h text:style-name="P20" text:outline-level="1"><text:bookmark-start text:name="__RefHeading___Toc619_1681985388"/>Base System<text:bookmark-end text:name="__RefHeading___Toc619_1681985388"/></text:h>
        </text:list-item>
      </text:list>
      <text:p text:style-name="P11"/>
      <text:list xml:id="list12918243952453" text:continue-numbering="true" text:style-name="Outline">
        <text:list-item>
          <text:h text:style-name="P20" text:outline-level="1"><text:bookmark-start text:name="__RefHeading___Toc621_1681985388"/>Module DMS<text:bookmark-end text:name="__RefHeading___Toc621_1681985388"/></text:h>
        </text:list-item>
      </text:list>
      <text:p text:style-name="P11"/>
      <text:list xml:id="list12916556007008" text:continue-numbering="true" text:style-name="Outline">
        <text:list-item>
          <text:h text:style-name="P20" text:outline-level="1"><text:bookmark-start text:name="__RefHeading___Toc623_1681985388"/>Module Finance<text:bookmark-end text:name="__RefHeading___Toc623_1681985388"/></text:h>
        </text:list-item>
      </text:list>
      <text:p text:style-name="P11"/>
      <text:list xml:id="list12917884976438" text:continue-numbering="true" text:style-name="Outline">
        <text:list-item>
          <text:list>
            <text:list-item>
              <text:h text:style-name="P21" text:outline-level="2"><text:bookmark-start text:name="__RefHeading___Toc625_1681985388"/>Sub Module Accounting<text:bookmark-end text:name="__RefHeading___Toc625_1681985388"/></text:h>
            </text:list-item>
          </text:list>
        </text:list-item>
      </text:list>
      <text:p text:style-name="P11"/>
      <text:list xml:id="list12917692683553" text:continue-numbering="true" text:style-name="Outline">
        <text:list-item>
          <text:list>
            <text:list-item>
              <text:h text:style-name="P21" text:outline-level="2"><text:bookmark-start text:name="__RefHeading___Toc627_1681985388"/>Sub Module DATEV Export<text:bookmark-end text:name="__RefHeading___Toc627_1681985388"/></text:h>
            </text:list-item>
          </text:list>
        </text:list-item>
      </text:list>
      <text:p text:style-name="P11"/>
      <text:list xml:id="list12917459952957" text:continue-numbering="true" text:style-name="Outline">
        <text:list-item>
          <text:list>
            <text:list-item>
              <text:h text:style-name="P21" text:outline-level="2"><text:bookmark-start text:name="__RefHeading___Toc629_1681985388"/>Sub Module Reporting<text:bookmark-end text:name="__RefHeading___Toc629_1681985388"/></text:h>
            </text:list-item>
          </text:list>
        </text:list-item>
      </text:list>
      <text:p text:style-name="P11"/>
      <text:list xml:id="list12917777909361" text:continue-numbering="true" text:style-name="Outline">
        <text:list-item>
          <text:list>
            <text:list-item>
              <text:h text:style-name="P21" text:outline-level="2"><text:bookmark-start text:name="__RefHeading___Toc631_1681985388"/><text:soft-page-break/>Tax Data Export<text:bookmark-end text:name="__RefHeading___Toc631_1681985388"/></text:h>
            </text:list-item>
          </text:list>
        </text:list-item>
      </text:list>
      <text:p text:style-name="P11"/>
      <text:list xml:id="list12916574630897" text:continue-numbering="true" text:style-name="Outline">
        <text:list-item>
          <text:h text:style-name="P20" text:outline-level="1"><text:bookmark-start text:name="__RefHeading___Toc633_1681985388"/>Appendix<text:bookmark-end text:name="__RefHeading___Toc633_1681985388"/></text:h>
        </text:list-item>
      </text:list>
      <text:p text:style-name="P11"/>
      <text:p text:style-name="P12"><text:span text:style-name="T3">End of </text:span><text:span text:style-name="T4">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xi Serif" fo:font-size="12pt" fo:language="de" fo:country="DE"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de" fo:country="DE"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0.5pt"/>
    </style:style>
    <style:style style:name="Heading" style:family="paragraph" style:parent-style-name="Standard" style:next-style-name="Text_20_body" style:auto-update="true" style:list-style-name="Numbering_20_1" style:class="text" style:master-page-name="">
      <style:paragraph-properties fo:margin-left="-4.5cm" fo:margin-right="0cm" fo:margin-top="0.801cm" fo:margin-bottom="0.199cm" loext:contextual-spacing="false" fo:keep-together="always" fo:hyphenation-ladder-count="1" style:register-true="false" fo:text-indent="0cm" style:auto-text-indent="false" style:page-number="auto" fo:padding="0cm" fo:border-left="none" fo:border-right="none" fo:border-top="none" fo:border-bottom="0.99pt solid #800000" style:shadow="none" fo:keep-with-next="always" text:number-lines="false" text:line-number="0">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1pt" fo:font-weight="bold"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next-style-name="First_20_line_20_indent" style:auto-update="true" style:class="text" style:master-page-name="">
      <style:paragraph-properties fo:margin-left="0cm" fo:margin-right="0cm" fo:margin-top="0cm" fo:margin-bottom="0cm" loext:contextual-spacing="false" fo:text-align="justify" style:justify-single-word="true" fo:orphans="3" fo:widows="3" fo:hyphenation-ladder-count="1" style:register-true="true" fo:text-indent="0cm" style:auto-text-indent="false" style:page-number="auto"/>
      <style:text-properties style:font-name="Palatino" fo:font-family="Palatino" style:font-style-name="Standard" style:font-family-generic="roman" style:font-pitch="variable" fo:font-size="10.5pt" fo:hyphenate="true" fo:hyphenation-remain-char-count="2" fo:hyphenation-push-char-count="2"/>
    </style:style>
    <style:style style:name="List" style:family="paragraph" style:parent-style-name="Text_20_body" style:class="list">
      <style:text-properties style:font-name="Lucida Sans" fo:font-family="'Lucida San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Luxi Serif" fo:font-family="'Luxi Serif'"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auto-update="true" style:class="index" style:master-page-name="">
      <style:paragraph-properties fo:margin-left="0cm" fo:margin-right="0cm" fo:orphans="2" fo:widows="2" style:register-true="true" fo:text-indent="0cm" style:auto-text-indent="false" style:page-number="auto" style:shadow="none" text:number-lines="false" text:line-number="0">
        <style:tab-stops>
          <style:tab-stop style:position="2cm"/>
          <style:tab-stop style:position="13cm" style:type="right" style:leader-style="dotted" style:leader-text="."/>
        </style:tab-stops>
      </style:paragraph-properties>
      <style:text-properties style:font-name="Palatino" fo:font-family="Palatino" style:font-style-name="Standard" style:font-family-generic="roman" style:font-pitch="variable" fo:font-size="10.5pt" style:font-name-complex="Lohit Hindi1" style:font-family-complex="'Lohit Hindi'"/>
    </style:style>
    <style:style style:name="Footer" style:family="paragraph" style:parent-style-name="Standard" style:class="extra" style:master-page-name="">
      <loext:graphic-properties draw:fill="none" draw:fill-color="#99ccff"/>
      <style:paragraph-properties fo:margin-left="-4.5cm" fo:margin-right="0cm" fo:keep-together="always" fo:text-indent="0cm" style:auto-text-indent="false" style:page-number="auto" fo:background-color="transparent" fo:padding="0.15cm" fo:border-left="none" fo:border-right="none" fo:border-top="0.31pt solid #800000" fo:border-bottom="none"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pt" fo:font-weight="bold"/>
    </style:style>
    <style:style style:name="Header" style:family="paragraph" style:parent-style-name="Standard" style:class="extra" style:master-page-name="">
      <style:paragraph-properties fo:margin-left="-4.5cm" fo:margin-right="0cm" fo:keep-together="always" fo:text-indent="0cm" style:auto-text-indent="false" style:page-number="auto" fo:padding="0.15cm" fo:border-left="none" fo:border-right="none" fo:border-top="none" fo:border-bottom="0.31pt solid #800000"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5pt" fo:font-weight="bold"/>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Title" style:family="paragraph" style:parent-style-name="Heading" style:next-style-name="Subtitle" style:class="chapter" style:master-page-name="">
      <style:paragraph-properties fo:margin-top="1cm" fo:margin-bottom="2cm" loext:contextual-spacing="false" fo:text-align="end" style:justify-single-word="false" fo:keep-together="always" fo:hyphenation-ladder-count="1" style:page-number="auto"/>
      <style:text-properties fo:font-size="18pt" fo:font-weight="bold" style:font-size-asian="18pt" style:font-weight-asian="bold" style:font-size-complex="18pt" style:font-weight-complex="bold" fo:hyphenate="true" fo:hyphenation-remain-char-count="2" fo:hyphenation-push-char-count="2"/>
    </style:style>
    <style:style style:name="Subtitle" style:family="paragraph" style:parent-style-name="Heading" style:next-style-name="Text_20_body" style:class="chapter" style:master-page-name="">
      <style:paragraph-properties fo:margin-top="5.001cm" fo:margin-bottom="1cm" loext:contextual-spacing="false" fo:text-align="end" style:justify-single-word="false" fo:keep-together="always" fo:hyphenation-ladder-count="1" style:page-number="auto">
        <style:tab-stops/>
      </style:paragraph-properties>
      <style:text-properties fo:font-size="14pt" fo:font-style="italic" style:font-size-asian="14pt" style:font-style-asian="italic" style:font-size-complex="14pt" style:font-style-complex="italic" fo:hyphenate="true" fo:hyphenation-remain-char-count="2" fo:hyphenation-push-char-count="2"/>
    </style:style>
    <style:style style:name="Autor_20_und_20_Datum" style:display-name="Autor und Datum" style:family="paragraph" style:parent-style-name="Title" style:next-style-name="Text_20_body" style:auto-update="true" style:master-page-name="">
      <loext:graphic-properties draw:fill="none" draw:fill-color="#99ccff"/>
      <style:paragraph-properties style:page-number="auto" fo:background-color="transparent" fo:padding="0cm" fo:border="none"/>
      <style:text-properties fo:font-size="12pt"/>
    </style:style>
    <style:style style:name="Heading_20_1" style:display-name="Heading 1" style:family="paragraph" style:parent-style-name="Heading" style:next-style-name="Text_20_body" style:default-outline-level="1" style:list-style-name="Outline" style:class="text" style:master-page-name="Standard">
      <loext:graphic-properties draw:fill="none" draw:fill-color="#99ccff"/>
      <style:paragraph-properties fo:margin-left="-4.5cm" fo:margin-right="0cm" fo:margin-top="2cm" fo:margin-bottom="0.4cm" loext:contextual-spacing="false" fo:keep-together="always" fo:hyphenation-ladder-count="1" style:register-true="false" fo:text-indent="0cm" style:auto-text-indent="false" style:page-number="1" fo:break-before="auto" fo:break-after="auto" fo:background-color="transparent" fo:padding="0.101cm" fo:border-left="none" fo:border-right="none" fo:border-top="none" fo:border-bottom="0.99pt solid #800000" style:shadow="none">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50%"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auto-update="true" style:default-outline-level="2" style:list-style-name="Outline" style:class="text" style:master-page-name="">
      <loext:graphic-properties draw:fill="none" draw:fill-color="#99ccff"/>
      <style:paragraph-properties fo:margin-left="-4.5cm" fo:margin-right="0cm" fo:margin-top="3.6cm" fo:margin-bottom="0.4cm" loext:contextual-spacing="false" fo:keep-together="always" fo:hyphenation-ladder-count="1" style:register-true="true" fo:text-indent="0cm" style:auto-text-indent="false" style:page-number="auto" fo:background-color="transparent">
        <style:tab-stops>
          <style:tab-stop style:position="4.5cm"/>
        </style:tab-stops>
      </style:paragraph-properties>
      <style:text-properties fo:font-size="16pt"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3.2cm" fo:margin-bottom="0.4cm" loext:contextual-spacing="false" fo:text-indent="-4.5cm" style:auto-text-indent="false">
        <style:tab-stops>
          <style:tab-stop style:position="4.5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2.799cm" fo:margin-bottom="0.4cm" loext:contextual-spacing="false" fo:text-indent="-4.5cm" style:auto-text-indent="false">
        <style:tab-stops>
          <style:tab-stop style:position="4.5cm"/>
        </style:tab-stops>
      </style:paragraph-properties>
      <style:text-properties fo:font-size="11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master-page-name="">
      <style:paragraph-properties fo:margin-left="0cm" fo:margin-right="0cm" fo:margin-top="2.401cm" fo:margin-bottom="0.4cm" loext:contextual-spacing="false" fo:text-indent="-4.5cm" style:auto-text-indent="false" style:page-number="auto">
        <style:tab-stops>
          <style:tab-stop style:position="4.5cm"/>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2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4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master-page-name="">
      <style:paragraph-properties fo:margin-left="0cm" fo:margin-right="0cm" fo:margin-top="0.801cm" fo:margin-bottom="0.4cm" loext:contextual-spacing="false" fo:text-indent="-4.5cm" style:auto-text-indent="false" style:page-number="auto">
        <style:tab-stops>
          <style:tab-stop style:position="4.5cm"/>
        </style:tab-stops>
      </style:paragraph-properties>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1.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First_20_line_20_indent" style:display-name="First line indent" style:family="paragraph" style:parent-style-name="Text_20_body" style:auto-update="true" style:class="text">
      <style:paragraph-properties fo:margin-left="0cm" fo:margin-right="0cm" fo:margin-top="0.499cm" fo:margin-bottom="0cm" loext:contextual-spacing="false" fo:text-indent="0.499cm" style:auto-text-indent="false">
        <style:tab-stops/>
      </style:paragraph-properties>
    </style:style>
    <style:style style:name="Contents_20_Heading" style:display-name="Contents Heading" style:family="paragraph" style:parent-style-name="Heading" style:list-style-name="" style:class="index" style:master-page-name="Index">
      <style:paragraph-properties fo:margin-left="-4.5cm" fo:margin-right="0cm" fo:margin-top="1.499cm" fo:margin-bottom="0.4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text-properties fo:font-size="10.5pt"/>
    </style:style>
    <style:style style:name="Contents_20_2" style:display-name="Contents 2" style:family="paragraph" style:parent-style-name="Index" style:auto-update="true" style:class="index">
      <style:paragraph-properties fo:margin-left="0cm" fo:margin-right="0cm" fo:text-indent="0cm" style:auto-text-indent="false">
        <style:tab-stops>
          <style:tab-stop style:position="2cm"/>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4" style:display-name="Contents 4" style:family="paragraph" style:parent-style-name="Index" style:auto-update="true" style:class="index" style:master-page-name="">
      <style:paragraph-properties fo:margin-left="0cm" fo:margin-right="0cm" fo:text-indent="0cm" style:auto-text-indent="false" style:page-number="auto">
        <style:tab-stops>
          <style:tab-stop style:position="2cm" style:leader-style="dotted" style:leader-text="."/>
          <style:tab-stop style:position="13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6" style:display-name="Contents 6" style:family="paragraph" style:parent-style-name="Index" style:class="index">
      <style:paragraph-properties fo:margin-left="7.001cm" fo:margin-right="0cm" fo:text-indent="0cm" style:auto-text-indent="false">
        <style:tab-stops>
          <style:tab-stop style:position="2cm"/>
          <style:tab-stop style:position="13cm" style:type="right" style:leader-style="dotted" style:leader-text="."/>
        </style:tab-stops>
      </style:paragraph-properties>
    </style:style>
    <style:style style:name="Contents_20_7" style:display-name="Contents 7" style:family="paragraph" style:parent-style-name="Index" style:class="index">
      <style:paragraph-properties fo:margin-left="7.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7.999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8.5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8.999cm" fo:margin-right="0cm" fo:text-indent="0cm" style:auto-text-indent="false">
        <style:tab-stops>
          <style:tab-stop style:position="13.009cm" style:type="right" style:leader-style="dotted" style:leader-text="."/>
        </style:tab-stops>
      </style:paragraph-properties>
    </style:style>
    <style:style style:name="Marginalia" style:family="paragraph" style:parent-style-name="Text_20_body" style:class="text" style:master-page-name="">
      <style:paragraph-properties fo:margin-left="4.5cm" fo:margin-right="0cm" fo:margin-top="2cm" fo:margin-bottom="0.4cm" loext:contextual-spacing="false" fo:text-indent="-4.5cm" style:auto-text-indent="false" style:page-number="auto" fo:break-before="page">
        <style:tab-stops/>
      </style:paragraph-properties>
    </style:style>
    <style:style style:name="Bibliography_20_Heading" style:display-name="Bibliography Heading" style:family="paragraph" style:parent-style-name="Heading" style:list-style-name="" style:class="index" style:master-page-name="Literaturverzeichnis">
      <loext:graphic-properties draw:fill="none" draw:fill-color="#99ccff"/>
      <style:paragraph-properties fo:margin-top="2cm" fo:margin-bottom="0.4cm" loext:contextual-spacing="false" style:page-number="1" fo:break-before="auto" fo:break-after="auto"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halt_20_Kapitel" style:display-name="Inhalt Kapitel" style:family="paragraph" style:parent-style-name="Contents_20_Heading" style:list-style-name="" style:master-page-name="">
      <loext:graphic-properties draw:fill="none" draw:fill-color="#99ccff"/>
      <style:paragraph-properties fo:margin-left="-4.5cm" fo:margin-right="0cm" fo:margin-top="0.499cm" fo:margin-bottom="0.4cm" loext:contextual-spacing="false" fo:hyphenation-ladder-count="1" fo:text-indent="0cm" style:auto-text-indent="false" style:page-number="auto" fo:break-before="auto" fo:break-after="auto" fo:background-color="transparent" fo:padding="0cm" fo:border="none" style:shadow="none"/>
      <style:text-properties fo:hyphenate="false" fo:hyphenation-remain-char-count="2" fo:hyphenation-push-char-count="2"/>
    </style:style>
    <style:style style:name="Illustration_20_Index_20_Heading" style:display-name="Illustration Index Heading" style:family="paragraph" style:parent-style-name="Heading" style:list-style-name="" style:class="index">
      <style:paragraph-properties fo:margin-top="4.001cm" fo:margin-bottom="0.4cm" loext:contextual-spacing="false" text:number-lines="false" text:line-number="0">
        <style:tab-stops/>
      </style:paragraph-properties>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list-style-name="" style:class="index" style:master-page-name="Index_20__28_user_29_">
      <style:paragraph-properties fo:margin-top="2cm" fo:margin-bottom="0.4cm" loext:contextual-spacing="false" style:page-number="1"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master-page-name="">
      <loext:graphic-properties draw:fill="solid" draw:fill-color="#cccccc" draw:opacity="100%"/>
      <style:paragraph-properties fo:margin-left="0cm" fo:margin-right="0cm" fo:margin-top="0cm" fo:margin-bottom="0.101cm" loext:contextual-spacing="false" style:register-true="false" fo:text-indent="0cm" style:auto-text-indent="false" style:page-number="auto" fo:background-color="#cccccc" fo:padding="0.049cm" fo:border="0.51pt solid #808080" style:shadow="#808080 0.18cm 0.18cm"/>
      <style:text-properties style:font-name="Schreibschrift37" fo:font-family="Schreibschrift37" style:font-style-name="Standard" style:font-pitch="variable" fo:font-size="9pt"/>
    </style:style>
    <style:style style:name="Footer_20_left" style:display-name="Footer lef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text-properties fo:font-size="10.5pt"/>
    </style:style>
    <style:style style:name="Footer_20_right" style:display-name="Footer righ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5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0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4.001cm" fo:min-height="0.499cm" text:anchor-type="paragraph" svg:x="0cm" svg:y="0cm" fo:margin-left="0cm" fo:margin-right="0.499cm" fo:margin-top="0cm" fo:margin-bottom="0.499cm" style:wrap="parallel" style:number-wrapped-paragraphs="no-limit" style:wrap-contour="false" style:vertical-pos="top" style:vertical-rel="paragraph-content" style:horizontal-pos="left" style:horizontal-rel="paragraph-start-margin" fo:background-color="transparent" draw:fill="none" draw:fill-color="#99ccff" style:shadow="none" draw:shadow-opacity="100%">
        <style:columns fo:column-count="1" fo:column-gap="0cm"/>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4.5cm" fo:text-indent="-8.999cm" fo:margin-left="4.5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4.5cm" fo:text-indent="-8.999cm" fo:margin-left="4.5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4.5cm" fo:text-indent="-8.999cm" fo:margin-left="4.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4.5cm" fo:text-indent="-8.999cm" fo:margin-left="4.5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4.5cm" fo:text-indent="-8.999cm" fo:margin-left="4.5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4.5cm" fo:text-indent="-8.999cm" fo:margin-left="4.5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4.5cm" fo:text-indent="-8.999cm" fo:margin-left="4.5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4.5cm" fo:text-indent="-8.999cm" fo:margin-left="4.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8.999cm" fo:margin-left="4.5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4.5cm" fo:text-indent="-8.999cm" fo:margin-left="4.5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de" fo:country="DE">
      <text:sort-key text:key="author" text:sort-ascending="true"/>
      <text:sort-key text:key="booktitle"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text-properties officeooo:paragraph-rsid="00172d24"/>
    </style:style>
    <style:style style:name="MP2" style:family="paragraph" style:parent-style-name="Footer">
      <style:text-properties officeooo:paragraph-rsid="001afbb0"/>
    </style:style>
    <style:style style:name="MP3"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officeooo:paragraph-rsid="001924bb"/>
    </style:style>
    <style:style style:name="MP4"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officeooo:paragraph-rsid="001924bb"/>
    </style:style>
    <style:style style:name="MP5" style:family="paragraph" style:parent-style-name="Footer">
      <style:paragraph-properties fo:margin-left="4.001cm" fo:margin-right="0cm" fo:text-indent="-4.001cm" style:auto-text-indent="false">
        <style:tab-stops/>
      </style:paragraph-properties>
      <style:text-properties officeooo:paragraph-rsid="001924bb"/>
    </style:style>
    <style:style style:name="MT1" style:family="text">
      <style:text-properties fo:color="#000000" style:font-name="Alte-Schwabacher" fo:font-size="10pt" officeooo:rsid="000ff01c" style:font-size-asian="10pt" style:font-size-complex="10pt"/>
    </style:style>
    <style:style style:name="MT2" style:family="text">
      <style:text-properties fo:color="#000000" style:font-name="Alte-Schwabacher" fo:font-size="10pt" officeooo:rsid="000dba50" style:font-size-asian="10pt" style:font-size-complex="10pt"/>
    </style:style>
    <style:style style:name="M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6.5cm" fo:margin-right="1.499cm" fo:background-color="transparent" style:register-truth-ref-style-name="Text_20_body"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style:dynamic-spacing="fals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2cm" fo:margin-right="1.499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800000" fo:border-bottom="none" fo:border-left="none" fo:border-right="none" fo:padding-top="0.101cm" fo:padding-bottom="0.101cm" fo:padding-left="0cm" fo:padding-right="0cm" style:shadow="none"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1.499cm" fo:margin-bottom="1.499cm" fo:margin-left="6.5cm" fo:margin-right="1.499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none" fo:padding="0cm" style:shadow="none" style:dynamic-spacing="false"/>
      </style:footer-style>
    </style:page-layout>
    <style:page-layout style:name="Mpm7" style:page-usage="mirrored">
      <style:page-layout-properties fo:page-width="21.001cm" fo:page-height="29.7cm" style:num-format="a" style:print-orientation="portrait" fo:margin-top="1.499cm" fo:margin-bottom="1.499cm" fo:margin-left="2cm" fo:margin-right="1.499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style:page-layout style:name="Mpm8" style:page-usage="mirrored">
      <style:page-layout-properties fo:page-width="21.001cm" fo:page-height="29.7cm" style:num-format="I" style:print-orientation="portrait" fo:margin-top="1.499cm" fo:margin-bottom="1.499cm" fo:margin-left="2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800000" fo:border-left="none" fo:border-right="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itle>Requirements Document KP Office</text:title><text:tab/><text:tab/><text:chapter text:display="number-and-name" text:outline-level="1"> 5 Appendix</text:chapter></text:p>
      </style:header>
      <style:header-left>
        <text:p text:style-name="Header_20_left"><text:chapter text:display="number-and-name" text:outline-level="1"> 4 Module Finance</text:chapter><text:tab/><text:tab/><text:title>Requirements Document KP Office</text:title></text:p>
      </style:header-left>
      <style:footer>
        <text:p text:style-name="MP1"><text:span text:style-name="MT1">Kaiser </text:span><text:span text:style-name="MT2"><draw:frame draw:style-name="Mfr1" draw:name="Grafik3" text:anchor-type="as-char" svg:width="0.46cm" svg:height="0.499cm" draw:z-index="5"><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chapter text:display="plain-number" text:outline-level="1">5</text:chapter>-<text:page-number text:select-page="current">1</text:page-number></text:p>
      </style:footer>
      <style:footer-left>
        <text:p text:style-name="MP2"><text:chapter text:display="plain-number" text:outline-level="1">4</text:chapter>-<text:page-number text:select-page="current">2</text:page-number><text:tab/><text:initial-creator>Roland Thomas Lichti</text:initial-creator><text:tab/><text:span text:style-name="MT1">Kaiser </text:span><text:span text:style-name="MT2"><draw:frame draw:style-name="Mfr1" draw:name="Grafik2" text:anchor-type="as-char" svg:width="0.46cm" svg:height="0.499cm" draw:z-index="6"><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eft_20_Page" style:display-name="Left Page" style:page-layout-name="Mpm2">
      <style:header>
        <text:p text:style-name="Header"/>
      </style:header>
      <style:footer>
        <text:p text:style-name="Footer"/>
      </style:footer>
    </style:master-page>
    <style:master-page style:name="Right_20_Page" style:display-name="Right Page" style:page-layout-name="Mpm3" style:next-style-name="Left_20_Page"/>
    <style:master-page style:name="First_20_Page" style:display-name="First Page" style:page-layout-name="Mpm4" style:next-style-name="Standard">
      <style:footer>
        <text:p text:style-name="MP3">Document: <text:tab/><text:file-name text:display="full">/Users/klenkes/Documents/github/kp-office/docs/Whitepaper.odt</text:file-name></text:p>
        <text:p text:style-name="MP4">Anzahl Seiten:<text:tab/><text:page-count style:num-format="1">11</text:page-count></text:p>
        <text:p text:style-name="MP4">Status:<text:tab/><text:drop-down text:name="Freigabestatus"><text:label text:current-selected="true" text:value="Entwurf"/><text:label text:value="Freigegeben"/><text:label text:value="In Freigabe"/>Entwurf</text:drop-down> / <text:drop-down text:name="Geheimhaltungsstatus"><text:label text:value="Geheim"/><text:label text:value="Intern"/><text:label text:current-selected="true" text:value="Öffentlich"/><text:label text:value="Veröffentlicht"/>Öffentlich</text:drop-down></text:p>
        <text:p text:style-name="MP4">Erstellt:<text:tab/><text:initial-creator>Roland Thomas Lichti</text:initial-creator>, <text:creation-date style:data-style-name="N81">22. Dezember 2015</text:creation-date> <text:creation-time style:data-style-name="N40">00:55</text:creation-time></text:p>
        <text:p text:style-name="MP5">Letzte Bearbeitung:<text:tab/><text:creator>Roland Thomas Lichti</text:creator>, <text:modification-date style:data-style-name="N76">22. Dezember 2015</text:modification-date> <text:modification-time style:data-style-name="N40">01:29</text:modification-time>, v.<text:editing-cycles>3</text:editing-cycles></text:p>
      </style:footer>
      <style:footer-left>
        <text:p text:style-name="Footer"/>
      </style:footer-left>
    </style:master-page>
    <style:master-page style:name="Verzeichnisse" style:page-layout-name="Mpm5"/>
    <style:master-page style:name="Index" style:page-layout-name="Mpm6">
      <style:header>
        <text:p text:style-name="Header"><text:title>Requirements Document KP Office</text:title><text:tab/><text:tab/>Inhal</text:p>
      </style:header>
      <style:header-left>
        <text:p text:style-name="Header_20_left">Inhalt<text:tab/><text:tab/><text:title>Requirements Document KP Office</text:title></text:p>
      </style:header-left>
      <style:footer>
        <text:p text:style-name="Footer"><draw:frame draw:style-name="Mfr2" draw:name="Grafik1"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1"><text:page-number text:select-page="current">ii</text:page-number><text:tab/><text:initial-creator>Roland Thomas Lichti</text:initial-creator><text:tab/><text:span text:style-name="MT1">Kaiser </text:span><text:span text:style-name="MT2"><draw:frame draw:style-name="Mfr1" draw:name="Grafik4"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iteraturverzeichnis" style:page-layout-name="Mpm7">
      <style:header>
        <text:p text:style-name="Header"><text:title>Requirements Document KP Office</text:title><text:tab/><text:tab/>Literaturverzeichnis</text:p>
      </style:header>
      <style:header-left>
        <text:p text:style-name="Header">dfLiteraturverzeichnis<text:tab/><text:tab/><text:title>Requirements Document KP Office</text:title></text:p>
      </style:header-left>
      <style:footer>
        <text:p text:style-name="Footer"><draw:frame draw:style-name="Mfr2" draw:name="Grafik7"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1"><text:page-number text:select-page="current">0</text:page-number><text:tab/><text:initial-creator>Roland Thomas Lichti</text:initial-creator><text:tab/><text:span text:style-name="MT1">Kaiser </text:span><text:span text:style-name="MT2"><draw:frame draw:style-name="Mfr1" draw:name="Grafik6"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Index_20__28_user_29_" style:display-name="Index (user)" style:page-layout-name="Mpm8">
      <style:header>
        <text:p text:style-name="Header"><text:title>Requirements Document KP Office</text:title><text:tab/><text:tab/>Index</text:p>
      </style:header>
      <style:header-left>
        <text:p text:style-name="Header_20_left">Index<text:tab/><text:tab/><text:title>Requirements Document KP Office</text:title></text:p>
      </style:header-left>
      <style:footer>
        <text:p text:style-name="MP1"><text:span text:style-name="MT1">Kaiser </text:span><text:span text:style-name="MT2"><draw:frame draw:style-name="Mfr1" draw:name="Grafik5"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page-number text:select-page="current">0</text:page-number></text:p>
      </style:footer>
      <style:footer-left>
        <text:p text:style-name="Footer"><text:page-number text:select-page="current">0</text:page-number><text:tab/><text:initial-creator>Roland Thomas Lichti</text:initial-creator><text:tab/><draw:frame draw:style-name="Mfr2" draw:name="Grafik8" text:anchor-type="as-char" svg:width="0.891cm" svg:height="0.349cm" draw:z-index="0"><draw:image xlink:href="../../../../Vorlagen/Kaiserpfalz%20EDV-Service/logo_itc_net.png" xlink:type="simple" xlink:show="embed" xlink:actuate="onLoad"/></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0:55:22.332991000</meta:creation-date>
    <meta:editing-cycles>3</meta:editing-cycles>
    <meta:editing-duration>PT14M12S</meta:editing-duration>
    <dc:description>These requirements are the base target requirements for the KP Office system. It is an outline for the requirements and more detailed technical documentation that are worked on in a more agile aproach within the JIRA of the project.</dc:description>
    <dc:subject>Kaiserpfalz Office</dc:subject>
    <dc:title>Requirements Document KP Office</dc:title>
    <meta:generator>LibreOffice/5.0.2.2$MacOSX_X86_64 LibreOffice_project/37b43f919e4de5eeaca9b9755ed688758a8251fe</meta:generator>
    <meta:initial-creator>Roland Thomas Lichti</meta:initial-creator>
    <meta:keyword>Office; Requirements; Technical Documentation; White Paper</meta:keyword>
    <dc:date>2015-12-22T01:29:15.713845000</dc:date>
    <dc:creator>Roland Thomas Lichti</dc:creator>
    <meta:document-statistic meta:table-count="0" meta:image-count="8" meta:object-count="0" meta:page-count="11" meta:paragraph-count="63" meta:word-count="326" meta:character-count="1952" meta:non-whitespace-character-count="1668"/>
    <meta:template xlink:type="simple" xlink:actuate="onRequest" xlink:title="Titel" xlink:href="../../../../Vorlagen/Kaiserpfalz%20EDV-Service/Technische%20Dokumentation.ott" meta:date="2015-12-22T00:55:21.043478000"/>
  </office:meta>
</office:document-meta>
</file>